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hell Dlg 2" svg:font-family="'MS Shell Dlg 2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4cm" fo:min-width="1.004cm"/>
    </style:style>
    <style:style style:name="gr2" style:family="graphic" style:parent-style-name="objectwithoutfill">
      <style:graphic-properties draw:marker-start="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3" style:family="graphic" style:parent-style-name="objectwithoutfill">
      <style:graphic-properties draw:marker-start="Double_20_Arrow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4" style:family="graphic" style:parent-style-name="objectwithoutfill">
      <style:graphic-properties draw:marker-start="Double_20_Arrow" draw:marker-start-width="0.2cm" draw:marker-end="Double_20_Arrow" draw:marker-end-width="0.2cm" draw:fill="none" draw:textarea-horizontal-align="center" draw:textarea-vertical-align="top" fo:padding-top="-0.5cm" fo:padding-bottom="0.1cm"/>
    </style:style>
    <style:style style:name="gr5" style:family="graphic" style:parent-style-name="objectwithoutfill">
      <style:graphic-properties draw:marker-start="" draw:marker-start-width="0.2cm" draw:marker-end="Double_20_Arrow" draw:marker-end-width="0.2cm" draw:fill="none" draw:textarea-horizontal-align="center" draw:textarea-vertical-align="bottom" fo:padding-top="0.1cm" fo:padding-bottom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.6cm" svg:height="1cm" svg:x="2.1cm" svg:y="9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6cm" svg:height="1cm" svg:x="7.701cm" svg:y="7.20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6cm" svg:height="1cm" svg:x="7.701cm" svg:y="9.801cm">
          <text:p text:style-name="P1"><text:span text:style-name="T1">Exp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6cm" svg:height="1cm" svg:x="12.301cm" svg:y="9.802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3.7cm" svg:y1="10.3cm" svg:x2="7.701cm" svg:y2="10.302cm" draw:start-shape="id1" draw:start-glue-point="1" draw:end-shape="id2" draw:end-glue-point="3" svg:d="M3700 10300h1982v2h2019" svg:viewBox="0 0 4002 3">
          <text:p text:style-name="P1"><text:span text:style-name="T1">Belong to (</text:span><text:span text:style-name="T2">←)</text:span></text:p>
        </draw:connector>
        <draw:custom-shape draw:style-name="gr1" draw:text-style-name="P2" xml:id="id2" draw:id="id2" draw:layer="layout" svg:width="1.6cm" svg:height="1cm" svg:x="7.701cm" svg:y="9.802cm">
          <text:p text:style-name="P1"><text:span text:style-name="T1">Exp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.301cm" svg:y1="10.302cm" svg:x2="12.301cm" svg:y2="10.302cm" draw:start-shape="id2" draw:start-glue-point="1" draw:end-shape="id3" draw:end-glue-point="3" svg:d="M9301 10302h3000" svg:viewBox="0 0 3001 1">
          <text:p text:style-name="P1"><text:span text:style-name="T1">Classify (</text:span><text:span text:style-name="T2">←)</text:span></text:p>
        </draw:connector>
        <draw:connector draw:style-name="gr4" draw:text-style-name="P2" draw:layer="layout" svg:x1="2.9cm" svg:y1="9.8cm" svg:x2="7.701cm" svg:y2="7.701cm" draw:start-shape="id1" draw:start-glue-point="0" draw:end-shape="id4" draw:end-glue-point="3" svg:d="M2900 9800v-2099h4801" svg:viewBox="0 0 4802 2100">
          <text:p text:style-name="P1"><text:span text:style-name="T1">Belong to (</text:span><text:span text:style-name="T2">←)</text:span></text:p>
        </draw:connector>
        <draw:connector draw:style-name="gr5" draw:text-style-name="P2" draw:layer="layout" svg:x1="8.501cm" svg:y1="8.201cm" svg:x2="8.501cm" svg:y2="9.802cm" draw:start-shape="id4" draw:start-glue-point="2" draw:end-shape="id2" draw:end-glue-point="0" svg:d="M8501 8201v1601" svg:viewBox="0 0 1 1602">
          <text:p><text:span text:style-name="T1">Filled from (</text:span><text:span text:style-name="T2">↑</text:span><text:span text:style-name="T1">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hell Dlg 2" svg:font-family="'MS Shell Dlg 2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23:08:30.157000000</meta:creation-date>
    <dc:date>2016-09-15T23:45:12.141000000</dc:date>
    <meta:editing-duration>PT16M20S</meta:editing-duration>
    <meta:editing-cycles>2</meta:editing-cycles>
    <meta:generator>LibreOffice/5.1.4.2$Windows_X86_64 LibreOffice_project/f99d75f39f1c57ebdd7ffc5f42867c12031db97a</meta:generator>
    <meta:document-statistic meta:object-count="9"/>
  </office:meta>
</office:document-meta>
</file>